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ria 80 odcinek 07</text:p>
      <text:p text:style-name="P2"/>
      <text:p text:style-name="P1">Etap I </text:p>
      <text:p text:style-name="P1"/>
      <text:p text:style-name="P3">jeden rubel ile to kopiejek <text:s text:c="28"/></text:p>
      <text:p text:style-name="P3">czy Amsterdam jest siedziba holenderskiego rządu <text:s text:c="36"/><text:span text:style-name="T1">Nie, jest nią Haga</text:span></text:p>
      <text:p text:style-name="P3">symbol chemiczny siarki <text:s text:c="55"/></text:p>
      <text:p text:style-name="P3">którą część odzienia ma na myśli francuz mówić szapo ba <text:s text:c="24"/><text:span text:style-name="T1"><text:s/>kapelusz</text:span></text:p>
      <text:p text:style-name="P3">czy pirania to ryba słodko czy słonowodna <text:s text:c="50"/><text:span text:style-name="T1">słodka</text:span></text:p>
      <text:p text:style-name="P3">ile było bogiń radości i wdzięku zw. gracjami <text:s text:c="45"/><text:span text:style-name="T1"><text:s/>trzy </text:span></text:p>
      <text:p text:style-name="P3">w którym mieście został pochowany św. Wojciech <text:s text:c="39"/><text:span text:style-name="T1">Gniezno</text:span></text:p>
      <text:p text:style-name="P3">czy równia pochyła to rodzaj maszyny prostej <text:s text:c="45"/><text:span text:style-name="T1">TAK</text:span></text:p>
      <text:p text:style-name="P3">w której powieści H. Sienkiewicza występuje postać <text:s/>Marka Winicjusza <text:s text:c="2"/><text:span text:style-name="T1">Quo Vadis</text:span></text:p>
      <text:p text:style-name="P3">jak nazywany jest inaczej człowiek śniegu <text:s text:c="51"/><text:span text:style-name="T1"><text:s/>Yeti</text:span></text:p>
      <text:p text:style-name="P3">czy autocasco jest ubezpieczeniem dobrowolnym <text:s text:c="37"/><text:span text:style-name="T1">dobrowolne</text:span></text:p>
      <text:p text:style-name="P3">który aktor zagrał rolę Indiany Jonesa <text:s text:c="55"/><text:span text:style-name="T1">H. Ford</text:span></text:p>
      <text:p text:style-name="P3">w którym amerykańskim mieście stoi 46 metrowa statua wolności <text:s text:c="13"/><text:span text:style-name="T1">NYC</text:span></text:p>
      <text:p text:style-name="P3">lecho to potrawa której kuchni narodowej <text:s text:c="53"/><text:span text:style-name="T1">węgierskiej</text:span></text:p>
      <text:p text:style-name="P3">dziewięć miesięcy ile to kwartałów <text:s text:c="63"/><text:span text:style-name="T1"><text:s/>trzy </text:span></text:p>
      <text:p text:style-name="P3">którą literą polskiego alfabetu jest litera ą <text:s text:c="54"/><text:span text:style-name="T1">drugą</text:span></text:p>
      <text:p text:style-name="P3">ile lat trwała biblijna wędrówka Izraelitów przez pustynię <text:s text:c="25"/><text:span text:style-name="T1"><text:s text:c="3"/>czterdzieści</text:span></text:p>
      <text:p text:style-name="P3">Prowansja jest historyczną krainą w północnej czy południowej Francji <text:s text:c="6"/><text:span text:style-name="T1">południowa</text:span></text:p>
      <text:p text:style-name="P3">którą literą alfabetu odliczana jest jednostka czasu godzina <text:s text:c="26"/><text:span text:style-name="T1"><text:s/>ha</text:span></text:p>
      <text:p text:style-name="P3">co oznacza termin fair play <text:s text:c="77"/><text:span text:style-name="T1">uczciwa gra</text:span></text:p>
      <text:p text:style-name="P3"/>
      <text:p text:style-name="P1"/>
      <text:p text:style-name="P1">Etap II</text:p>
      <text:p text:style-name="P1"/>
      <text:p text:style-name="P3">mediewistyka to dział historii którego okresu <text:s text:c="42"/><text:span text:style-name="T1"><text:s/>średniowiecze</text:span></text:p>
      <text:p text:style-name="P3">w którym mieście toczy się akcja komedi Nie lubie poniedziałku <text:s text:c="11"/><text:span text:style-name="T1">Warszawa</text:span></text:p>
      <text:p text:style-name="P3">jak nazywa się łączenie palonego wapna z wodą <text:s text:c="38"/><text:span text:style-name="T1">gaszenie</text:span></text:p>
      <text:p text:style-name="P3">w czyjej posiadłości częstym gościem bywał Chopin w Ną ał <text:s text:c="17"/><text:span text:style-name="T1">George Sand</text:span></text:p>
      <text:p text:style-name="P3">odmiana czasownika: on plótł, ona plotła, on kopnął, ona ...... <text:s text:c="16"/><text:span text:style-name="T1"><text:s/>kopnęła</text:span></text:p>
      <text:p text:style-name="P3">jak nazywa się rosyjski wielkanocny sernik z makiem <text:s text:c="28"/><text:span text:style-name="T1"><text:s/>pascha</text:span></text:p>
      <text:p text:style-name="P3">szlachcic na zagrodzie......</text:p>
      <text:p text:style-name="P3">jak nazywał sie polski generał o pseudonimie Nil <text:s text:c="35"/><text:span text:style-name="T1"><text:s/>E. Fieldorf </text:span><text:s/></text:p>
      <text:p text:style-name="P3">nad którym morzem leży Wenecja <text:s text:c="61"/><text:span text:style-name="T1">Adriatyckie</text:span></text:p>
      <text:p text:style-name="P3">jaki tytuł nosi najbardziej znany indyjski tekst traktujący o erotyce <text:s text:c="9"/><text:span text:style-name="T1">kamasutra</text:span></text:p>
      <text:p text:style-name="P3">czy niemiecki fizyk Max Planck był laureatem nagrody Nobla <text:s text:c="16"/><text:span text:style-name="T1">TAK</text:span></text:p>
      <text:p text:style-name="P3">które amerykańskie bomby nosiły kryptonimy little boy i fat man <text:s text:c="10"/><text:span text:style-name="T1">atomowe</text:span></text:p>
      <text:p text:style-name="P3">jak nazywa się rozbójnik na którego wg legendy w piekle czeka łoże nabite ćwiekami <text:s text:c="2"/><text:span text:style-name="T1">Midaj</text:span></text:p>
      <text:p text:style-name="P3">podaj akronim nazwy polskie koleje państwowe </text:p>
      <text:p text:style-name="P3">który styl w sztuce rozpropagowała królowa Bona <text:s/></text:p>
      <text:p text:style-name="P3">podaj tytuł baletu Karola Szymanowskiego opartego na motywach muzyki góralskiej <text:span text:style-name="T1">Harnasie </text:span></text:p>
      <text:p text:style-name="P3">co znaczy łacińskie wyrażenie interregnum <text:s text:c="44"/><text:span text:style-name="T1"><text:s text:c="2"/>bezkrólewie</text:span></text:p>
      <text:p text:style-name="P3"><text:soft-page-break/>czy amerykański próbnik kosmiczny peintfinder wylądował na Marsie w <text:span text:style-name="T1">XX </text:span>czy XXI</text:p>
      <text:p text:style-name="P3">w którym mieście znajdują się zbiory biblioteki Raczyńskich <text:s text:c="16"/><text:span text:style-name="T1">Poznań</text:span></text:p>
      <text:p text:style-name="P3">czym jeździła pchła szachrajka <text:s text:c="63"/><text:span text:style-name="T1"><text:s/>bryczka</text:span></text:p>
      <text:p text:style-name="P3">jakie pokrewieństwo Jan bez Ziemii i Ryszard Lwie serce <text:s text:c="20"/><text:span text:style-name="T1"><text:s/>bracia</text:span></text:p>
      <text:p text:style-name="P3">jak nazywa się zdziczały australijski pies <text:s text:c="48"/><text:span text:style-name="T1">dingo</text:span></text:p>
      <text:p text:style-name="P3">Temida przedstawiana jest z opaską na oczach i wagą w dłoni, a co ma w drugiej dłoni <text:s/><text:span text:style-name="T1">miecz</text:span></text:p>
      <text:p text:style-name="P3">w którym miesiącu obchodzimy dzień pamięci ofiar zbrodni katyńskiej <text:s text:c="5"/><text:span text:style-name="T1"><text:s text:c="2"/>Kwiecień</text:span></text:p>
      <text:p text:style-name="P3">czy słowa chasyd i husyt oznaczają tę samą osobę <text:s text:c="36"/><text:span text:style-name="T1">TAK</text:span> <text:s text:c="30"/></text:p>
      <text:p text:style-name="P3">kto dłużej pełnił funckję prezydenta USA George Bush syn czy ojciec</text:p>
      <text:p text:style-name="P3">jak nazywa się droga wodna łączące morze Białe z jeziorem Onega <text:s text:c="7"/><text:span text:style-name="T1"><text:s/>kanał białomorsko-</text:span> <text:span text:style-name="T1">baltycki</text:span></text:p>
      <text:p text:style-name="P3">jaką nazwą określano lekką piechotę włoską stworzoną w XVIII w noszącą <text:s text:c="3"/>charakterystyczne kapelusze z piórami <text:s text:c="53"/><text:span text:style-name="T1"><text:s/>bersalierzy</text:span></text:p>
      <text:p text:style-name="P3">kto zamienił Atlasa w skalistą górę <text:s text:c="59"/><text:span text:style-name="T1"><text:s/>Perseusz</text:span></text:p>
      <text:p text:style-name="P3">który bohater radzieckich filmów rysunkowych groził zającowi</text:p>
      <text:p text:style-name="P3">na ktorej półkuli żyje więcej ludzi <text:s text:c="62"/><text:span text:style-name="T1">na północnej</text:span></text:p>
      <text:p text:style-name="P3">jak nazywał się kompozytor, wokalista założyciel zespołu Blackout <text:s text:c="8"/><text:span text:style-name="T1"><text:s/>Tadeusz Nalepa</text:span></text:p>
      <text:p text:style-name="P3"/>
      <text:p text:style-name="P1">III Etap</text:p>
      <text:p text:style-name="P1"/>
      <text:p text:style-name="P3">Keith Richards gra na gitarze w zespole The Rolling Stones czy Queen <text:s text:c="4"/><text:span text:style-name="T1"><text:s/>Rolling Stones</text:span></text:p>
      <text:p text:style-name="P3">prezydentem którego państwa był Salvador Allende <text:s text:c="36"/><text:span text:style-name="T1">Chile</text:span></text:p>
      <text:p text:style-name="P3">przez które państwa płynie rzeka Dniestr <text:s text:c="47"/><text:span text:style-name="T1">Ukraina i Mołdawia</text:span></text:p>
      <text:p text:style-name="P3">czy w języku niemieckiem rzeczowniki mają rodzaj męski, żeński i nijaki <text:s text:c="2"/><text:span text:style-name="T1"><text:s/>TAK</text:span></text:p>
      <text:p text:style-name="P3">w której stolicy europejskiej zbudowano pierwszą kolej podziemną <text:s text:c="11"/><text:span text:style-name="T1"><text:s text:c="2"/>Londyn</text:span></text:p>
      <text:p text:style-name="P3">czy motocykle w zawodach żużlowych mają hamulce <text:s text:c="34"/><text:span text:style-name="T1"><text:s/>NIE</text:span> </text:p>
      <text:p text:style-name="P3">dwaj skamandryci wydali w Oparach absurdu podaj jedno nazwisko <text:s text:c="8"/><text:span text:style-name="T1"><text:s/>Tuwim</text:span></text:p>
      <text:p text:style-name="P3">czy w Europie uprawia się soję</text:p>
      <text:p text:style-name="P3">wizerunki ilu prezydentów wyrzeźbiono na skale Rushmore <text:s text:c="21"/><text:span text:style-name="T1">czterech</text:span></text:p>
      <text:p text:style-name="P3">francuski mistrz syntetyzatorów, twórca widowisk plenerowych <text:s text:c="12"/><text:span text:style-name="T1"><text:s/>Jean Michel Jarre</text:span></text:p>
      <text:p text:style-name="P3">z którym państwem łączy Polsckę przejście graniczne w Bobrownikach <text:s text:c="2"/><text:span text:style-name="T1">Białoruś </text:span><text:s/></text:p>
      <text:p text:style-name="P3">jak nazywa się metoda niszczenia drobnoustrojów przez ogrzewanie <text:s text:c="9"/></text:p>
      <text:p text:style-name="P3">który rok jest tytułem powieści Orwella</text:p>
      <text:p text:style-name="P3">który wódz rzymski pokonał Hannibala <text:s text:c="50"/><text:span text:style-name="T1">Scypion afrykańsk</text:span>i</text:p>
      <text:p text:style-name="P3">która forma jest poprawna łabądź czy łabędź <text:s text:c="41"/><text:span text:style-name="T1"><text:s/>łabędź</text:span></text:p>
      <text:p text:style-name="P3">jaki stopień wojskowy miał Rykow w Panu Tadeuszu <text:s text:c="27"/><text:span text:style-name="T1"><text:s/>kapitan</text:span></text:p>
      <text:p text:style-name="P3">czy Stargard Szczeciński leży nad Bałtykiem <text:s text:c="41"/><text:span text:style-name="T1"><text:s/>NIE </text:span></text:p>
      <text:p text:style-name="P3">z gry na ktorym instrumencie znany był Miles Davis <text:s text:c="29"/><text:span text:style-name="T1"><text:s/>trąbka</text:span></text:p>
      <text:p text:style-name="P3">jaką zabawką jest Ted z ironicznej kreskówki dla dorosłych <text:s text:c="17"/><text:span text:style-name="T1"><text:s text:c="2"/>miś</text:span></text:p>
      <text:p text:style-name="P3">w którym wieku żył Jan Kalwin</text:p>
      <text:p text:style-name="P3">w której powieści Hemingwaya bohaterką jest szkotka Katherine Barkley <text:s text:c="2"/><text:span text:style-name="T1">Pożegnanie z bronią</text:span></text:p>
      <text:p text:style-name="P3">czy Chrystus jest przez wyznawców islamu uznawany za proroka <text:s text:c="12"/><text:span text:style-name="T1"><text:s/>TAK</text:span></text:p>
      <text:p text:style-name="P3">z ktorego państwa pochodził Georgio Vasari, autor dzieła żywoty malarzy <text:s text:c="5"/><text:span text:style-name="T1">Włochy</text:span></text:p>
      <text:p text:style-name="P3">który kontynent Europejczyk nazywa antypodami <text:s text:c="36"/><text:span text:style-name="T1">Australia</text:span></text:p>
      <text:p text:style-name="P3">co oznacza międzynarodowy symbol MS przed nazwą statku <text:s text:c="16"/><text:span text:style-name="T1"><text:s/>motorsheep</text:span></text:p>
      <text:p text:style-name="P3">atomium to olbrzymi model atomu zbudowany na Expo, w ktorym państwie <text:s text:c="2"/><text:span text:style-name="T1"><text:s/>Belgia</text:span></text:p>
      <text:p text:style-name="P3"><text:soft-page-break/>nad którą rzeką leży Racibórz <text:s text:c="67"/><text:span text:style-name="T1"><text:s text:c="2"/>Odra</text:span></text:p>
      <text:p text:style-name="P3">który apostoł stał się przysłowiowym sceptykiem <text:s text:c="37"/><text:span text:style-name="T1">Tomasz</text:span></text:p>
      <text:p text:style-name="P3">bohaterami której komedii Szekspira są Oberon, Hermia, Tytania <text:s text:c="12"/><text:span text:style-name="T1">Sen nocy letniej</text:span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28T16:17:19.09</meta:creation-date>
    <meta:document-statistic meta:table-count="0" meta:image-count="0" meta:object-count="0" meta:page-count="3" meta:paragraph-count="85" meta:word-count="736" meta:character-count="7092"/>
    <dc:date>2014-08-28T16:59:43.95</dc:date>
    <meta:editing-duration>PT00H10M24S</meta:editing-duration>
    <meta:editing-cycles>1</meta:editing-cycles>
    <meta:generator>OpenOffice.ux.pl/3.1$Win32 OpenOffice.org_project/310m11$Build-39399</meta:generator>
  </office:meta>
</office:document-meta>
</file>